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top" draw:auto-grow-height="false" fo:min-height="8.588cm" fo:min-width="8.592cm" fo:padding-top="0.151cm" fo:padding-bottom="0.151cm" fo:padding-left="0.276cm" fo:padding-right="0.276cm" draw:shadow="visible" draw:shadow-offset-x="0.152cm" draw:shadow-offset-y="0.152cm" draw:shadow-color="#cccccc"/>
    </style:style>
    <style:style style:name="gr2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0.77cm"/>
    </style:style>
    <style:style style:name="gr3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5.342cm"/>
    </style:style>
    <style:style style:name="gr4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4.072cm"/>
    </style:style>
    <style:style style:name="gr5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6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3.818cm"/>
    </style:style>
    <style:style style:name="gr7" style:family="graphic" style:parent-style-name="objectwithoutfill">
      <style:graphic-properties svg:stroke-width="0.102cm" svg:stroke-color="#c0c0c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c0c0c0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c0c0c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</style:style>
    <style:style style:name="gr11" style:family="graphic" style:parent-style-name="objectwithoutfill">
      <style:graphic-properties svg:stroke-width="0.102cm" svg:stroke-color="#c0c0c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color="#000000" draw:fill-color="#ffffff" draw:textarea-horizontal-align="center" draw:textarea-vertical-align="middle" draw:auto-grow-height="false" fo:min-height="0.512cm" fo:min-width="1.786cm"/>
    </style:style>
    <style:style style:name="gr13" style:family="graphic" style:parent-style-name="objectwithoutfill">
      <style:graphic-properties svg:stroke-width="0.102cm" svg:stroke-color="#000000" draw:marker-start="Arrow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svg:stroke-color="#000000" draw:marker-start-width="0.509cm" draw:marker-end="Arrow" draw:marker-end-width="0.203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style:font-name="CMU Seri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CMU Serif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CMU Serif"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CMU Serif" fo:font-size="10pt" style:font-size-asian="10pt" style:font-size-complex="10pt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style:font-size-asian="12pt" style:font-size-complex="12pt"/>
    </style:style>
    <style:style style:name="T3" style:family="text">
      <style:text-properties style:font-name="CM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8.89cm" svg:x="2.667cm" svg:y="0.254cm">
          <text:p text:style-name="P1"><text:span text:style-name="T1">M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762cm" svg:x="3.175cm" svg:y="2.794cm">
          <text:p text:style-name="P1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42cm" svg:height="1.27cm" draw:transform="rotate (-1.5707963267949) translate (6.731cm 2.794cm)">
          <text:p text:style-name="P1"><text:span text:style-name="T2">Instruction 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572cm" svg:height="1.27cm" draw:transform="rotate (-1.5707963267949) translate (9.017cm 4.064cm)">
          <text:p text:style-name="P1"><text:span text:style-name="T2">Scratchpa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27cm" draw:transform="rotate (-1.5707963267949) translate (11.303cm 2.794cm)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762cm" svg:x="10.033cm" svg:y="1.27cm">
          <text:p text:style-name="P1"><text:span text:style-name="T2">CC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18cm" svg:height="1.27cm" draw:transform="rotate (-1.5707963267949) translate (4.445cm 4.318cm)">
          <text:p text:style-name="P1"><text:span text:style-name="T2">Instruction Memory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445cm" svg:y1="6.477cm" svg:x2="5.461cm" svg:y2="6.477cm">
          <text:p/>
        </draw:line>
        <draw:line draw:style-name="gr7" draw:text-style-name="P4" draw:layer="layout" svg:x1="3.81cm" svg:y1="3.556cm" svg:x2="3.81cm" svg:y2="4.318cm">
          <text:p/>
        </draw:line>
        <draw:line draw:style-name="gr7" draw:text-style-name="P4" draw:layer="layout" svg:x1="6.731cm" svg:y1="6.35cm" svg:x2="7.747cm" svg:y2="6.35cm">
          <text:p/>
        </draw:line>
        <draw:line draw:style-name="gr8" draw:text-style-name="P4" draw:layer="layout" svg:x1="9.017cm" svg:y1="4.699cm" svg:x2="10.033cm" svg:y2="4.699cm">
          <text:p/>
        </draw:line>
        <draw:line draw:style-name="gr7" draw:text-style-name="P4" draw:layer="layout" svg:x1="6.731cm" svg:y1="3.175cm" svg:x2="10.033cm" svg:y2="3.175cm">
          <text:p/>
        </draw:line>
        <draw:line draw:style-name="gr9" draw:text-style-name="P4" draw:layer="layout" svg:x1="10.668cm" svg:y1="2.032cm" svg:x2="10.668cm" svg:y2="2.794cm">
          <text:p/>
        </draw:line>
        <draw:custom-shape draw:style-name="gr10" draw:text-style-name="P5" draw:layer="layout" svg:width="2.54cm" svg:height="1.27cm" draw:transform="rotate (-1.5707963267949) translate (11.303cm 6.096cm)">
          <text:p text:style-name="P1"><text:span text:style-name="T2">Mem. Access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445cm" svg:y1="3.175cm" svg:x2="5.461cm" svg:y2="3.175cm">
          <text:p/>
        </draw:line>
        <draw:line draw:style-name="gr8" draw:text-style-name="P4" draw:layer="layout" svg:x1="9.017cm" svg:y1="7.366cm" svg:x2="10.033cm" svg:y2="7.366cm">
          <text:p/>
        </draw:line>
        <draw:custom-shape draw:style-name="gr12" draw:text-style-name="P3" draw:layer="layout" svg:width="2.286cm" svg:height="0.762cm" svg:x="3.175cm" svg:y="1.27cm">
          <text:p text:style-name="P1"><text:span text:style-name="T2">Call Stack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3.81cm" svg:y1="2.032cm" svg:x2="3.81cm" svg:y2="2.794cm">
          <text:p/>
        </draw:line>
        <draw:polyline draw:style-name="gr11" draw:text-style-name="P4" draw:layer="layout" svg:width="4.099cm" svg:height="1.097cm" draw:transform="rotate (0.282568805897882) translate (5.78994344125728cm 1.73985972728069cm)" svg:viewBox="0 0 4100 1098" draw:points="0,1098 319,0 4100,1098">
          <text:p/>
        </draw:polyline>
        <draw:line draw:style-name="gr13" draw:text-style-name="P4" draw:layer="layout" svg:x1="11.303cm" svg:y1="7.366cm" svg:x2="12.827cm" svg:y2="7.366cm">
          <text:p/>
        </draw:line>
        <draw:line draw:style-name="gr14" draw:text-style-name="P4" draw:layer="layout" svg:x1="1.651cm" svg:y1="6.477cm" svg:x2="3.175cm" svg:y2="6.477cm">
          <text:p/>
        </draw:line>
        <draw:line draw:style-name="gr14" draw:text-style-name="P4" draw:layer="layout" svg:x1="1.651cm" svg:y1="3.175cm" svg:x2="3.175cm" svg:y2="3.175cm">
          <text:p/>
        </draw:line>
        <draw:line draw:style-name="gr14" draw:text-style-name="P4" draw:layer="layout" svg:x1="3.175cm" svg:y1="1.651cm" svg:x2="1.651cm" svg:y2="1.651cm">
          <text:p/>
        </draw:line>
        <draw:line draw:style-name="gr14" draw:text-style-name="P4" draw:layer="layout" svg:x1="5.842cm" svg:y1="10.16cm" svg:x2="5.842cm" svg:y2="8.636cm">
          <text:p/>
        </draw:line>
        <draw:line draw:style-name="gr14" draw:text-style-name="P4" draw:layer="layout" svg:x1="6.35cm" svg:y1="8.636cm" svg:x2="6.35cm" svg:y2="10.16cm">
          <text:p/>
        </draw:line>
        <draw:frame draw:style-name="gr15" draw:text-style-name="P7" draw:layer="layout" svg:width="1.778cm" svg:height="0.67cm" svg:x="0cm" svg:y="1.27cm">
          <draw:text-box>
            <text:p text:style-name="P6"><text:span text:style-name="T3">overflow</text:span></text:p>
          </draw:text-box>
        </draw:frame>
        <draw:frame draw:style-name="gr15" draw:text-style-name="P7" draw:layer="layout" svg:width="1.778cm" svg:height="0.67cm" svg:x="0cm" svg:y="2.794cm">
          <draw:text-box>
            <text:p text:style-name="P6"><text:span text:style-name="T3">start</text:span></text:p>
          </draw:text-box>
        </draw:frame>
        <draw:frame draw:style-name="gr15" draw:text-style-name="P7" draw:layer="layout" svg:width="1.778cm" svg:height="0.67cm" svg:x="0cm" svg:y="6.096cm">
          <draw:text-box>
            <text:p text:style-name="P6"><text:span text:style-name="T3">write</text:span></text:p>
          </draw:text-box>
        </draw:frame>
        <draw:frame draw:style-name="gr15" draw:text-style-name="P9" draw:layer="layout" svg:width="2.159cm" svg:height="0.67cm" svg:x="12.7cm" svg:y="6.985cm">
          <draw:text-box>
            <text:p text:style-name="P8"><text:span text:style-name="T3">CSR</text:span></text:p>
          </draw:text-box>
        </draw:frame>
        <draw:frame draw:style-name="gr15" draw:text-style-name="P9" draw:layer="layout" svg:width="1.397cm" svg:height="0.67cm" draw:transform="rotate (-1.5707963267949) translate (6.731cm 10.033cm)">
          <draw:text-box>
            <text:p text:style-name="P8"><text:span text:style-name="T3">done</text:span></text:p>
          </draw:text-box>
        </draw:frame>
        <draw:frame draw:style-name="gr15" draw:text-style-name="P9" draw:layer="layout" svg:width="2.159cm" svg:height="0.67cm" draw:transform="rotate (-1.5707963267949) translate (6.258cm 10.033cm)">
          <draw:text-box>
            <text:p text:style-name="P8"><text:span text:style-name="T3">cond. 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97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09:53:43.606144968</meta:creation-date>
    <dc:date>2017-06-20T13:53:27.407232324</dc:date>
    <meta:editing-duration>PT40M23S</meta:editing-duration>
    <meta:editing-cycles>7</meta:editing-cycles>
    <meta:generator>LibreOffice/5.0.6.2$Linux_X86_64 LibreOffice_project/00$Build-2</meta:generator>
    <meta:document-statistic meta:object-count="31"/>
  </office:meta>
</office:document-meta>
</file>